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false" fo:min-height="1.956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254cm" draw:fill="solid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Iosevka"/>
    </style:style>
    <style:style style:name="P2" style:family="paragraph">
      <loext:graphic-properties draw:fill="solid" draw:fill-color="#dddddd"/>
      <style:paragraph-properties fo:text-align="center" style:writing-mode="lr-tb"/>
      <style:text-properties style:font-name="Iosevka" fo:font-size="15pt" style:font-size-asian="15pt" style:font-size-complex="15pt"/>
    </style:style>
    <style:style style:name="P3" style:family="paragraph">
      <loext:graphic-properties draw:fill="solid" draw:fill-color="#ffb66c"/>
      <style:paragraph-properties fo:text-align="center" style:writing-mode="lr-tb"/>
      <style:text-properties style:font-name="Iosevka" fo:font-size="20pt" style:font-size-asian="20pt" style:font-size-complex="20pt"/>
    </style:style>
    <style:style style:name="P4" style:family="paragraph">
      <loext:graphic-properties draw:fill="solid"/>
      <style:paragraph-properties fo:text-align="center"/>
      <style:text-properties style:font-name="Iosevka"/>
    </style:style>
    <style:style style:name="P5" style:family="paragraph">
      <style:text-properties style:font-name="Iosevka"/>
    </style:style>
    <style:style style:name="P6" style:family="paragraph">
      <loext:graphic-properties draw:fill="none" draw:fill-color="#ffffff"/>
      <style:paragraph-properties style:writing-mode="lr-tb"/>
      <style:text-properties style:font-name="Iosevka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33% 58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524cm" svg:x="15.122cm" svg:y="2.286cm">
          <draw:text-box>
            <text:p text:style-name="P1"><text:span text:style-name="T1">A</text:span><text:span text:style-name="T2">i</text:span></text:p>
          </draw:text-box>
        </draw:frame>
        <draw:frame draw:style-name="gr2" draw:text-style-name="P3" draw:layer="layout" svg:width="9.906cm" svg:height="2.206cm" svg:x="12.328cm" svg:y="4.652cm">
          <draw:text-box>
            <text:p text:style-name="P1"><text:span text:style-name="T3">State Transition</text:span></text:p>
          </draw:text-box>
        </draw:frame>
        <draw:frame draw:style-name="gr2" draw:text-style-name="P3" draw:layer="layout" svg:width="9.906cm" svg:height="2.206cm" svg:x="12.328cm" svg:y="9.986cm">
          <draw:text-box>
            <text:p text:style-name="P1"><text:span text:style-name="T3">State Transition</text:span></text:p>
          </draw:text-box>
        </draw:frame>
        <draw:frame draw:style-name="gr1" draw:text-style-name="P2" draw:layer="layout" svg:width="1.778cm" svg:height="1.524cm" svg:x="17.916cm" svg:y="2.286cm">
          <draw:text-box>
            <text:p text:style-name="P1"><text:span text:style-name="T1">B</text:span><text:span text:style-name="T2">i</text:span></text:p>
          </draw:text-box>
        </draw:frame>
        <draw:line draw:style-name="gr3" draw:text-style-name="P4" draw:layer="layout" svg:x1="16.019cm" svg:y1="3.81cm" svg:x2="16.035cm" svg:y2="4.696cm">
          <text:p/>
        </draw:line>
        <draw:frame draw:style-name="gr1" draw:text-style-name="P2" draw:layer="layout" svg:width="1.778cm" svg:height="1.524cm" svg:x="15.122cm" svg:y="7.62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1.778cm" svg:height="1.524cm" svg:x="17.916cm" svg:y="7.62cm">
          <draw:text-box>
            <text:p text:style-name="P1"><text:span text:style-name="T1">B</text:span><text:span text:style-name="T2">i+1</text:span></text:p>
          </draw:text-box>
        </draw:frame>
        <draw:line draw:style-name="gr3" draw:text-style-name="P4" draw:layer="layout" svg:x1="16.122cm" svg:y1="6.858cm" svg:x2="16.138cm" svg:y2="7.62cm">
          <text:p/>
        </draw:line>
        <draw:line draw:style-name="gr3" draw:text-style-name="P4" draw:layer="layout" svg:x1="16.122cm" svg:y1="9.144cm" svg:x2="16.138cm" svg:y2="10.03cm">
          <text:p/>
        </draw:line>
        <draw:line draw:style-name="gr3" draw:text-style-name="P4" draw:layer="layout" svg:x1="18.678cm" svg:y1="3.81cm" svg:x2="18.694cm" svg:y2="4.652cm">
          <text:p/>
        </draw:line>
        <draw:line draw:style-name="gr3" draw:text-style-name="P4" draw:layer="layout" svg:x1="18.916cm" svg:y1="6.858cm" svg:x2="18.932cm" svg:y2="7.62cm">
          <text:p/>
        </draw:line>
        <draw:line draw:style-name="gr3" draw:text-style-name="P4" draw:layer="layout" svg:x1="18.916cm" svg:y1="9.1cm" svg:x2="18.932cm" svg:y2="9.986cm">
          <text:p/>
        </draw:line>
        <draw:line draw:style-name="gr3" draw:text-style-name="P4" draw:layer="layout" svg:x1="9.026cm" svg:y1="5.842cm" svg:x2="12.328cm" svg:y2="5.842cm">
          <text:p/>
        </draw:line>
        <draw:frame draw:style-name="gr4" draw:text-style-name="P6" draw:layer="layout" svg:width="4.572cm" svg:height="1.843cm" svg:x="4.962cm" svg:y="4.726cm">
          <draw:text-box>
            <text:p text:style-name="P5">Instruction<text:span text:style-name="T4">i</text:span></text:p>
          </draw:text-box>
        </draw:frame>
        <draw:line draw:style-name="gr3" draw:text-style-name="P4" draw:layer="layout" svg:x1="9.026cm" svg:y1="11.274cm" svg:x2="12.328cm" svg:y2="11.274cm">
          <text:p/>
        </draw:line>
        <draw:frame draw:style-name="gr4" draw:text-style-name="P6" draw:layer="layout" svg:width="4.572cm" svg:height="1.843cm" svg:x="4.708cm" svg:y="10.16cm">
          <draw:text-box>
            <text:p text:style-name="P5">Instruction<text:span text:style-name="T4">i+1</text:span></text:p>
          </draw:text-box>
        </draw:frame>
        <draw:frame draw:style-name="gr1" draw:text-style-name="P2" draw:layer="layout" svg:width="1.778cm" svg:height="1.524cm" svg:x="15.122cm" svg:y="12.954cm">
          <draw:text-box>
            <text:p text:style-name="P1"><text:span text:style-name="T1">A</text:span><text:span text:style-name="T2">i+2</text:span></text:p>
          </draw:text-box>
        </draw:frame>
        <draw:frame draw:style-name="gr1" draw:text-style-name="P2" draw:layer="layout" svg:width="1.778cm" svg:height="1.524cm" svg:x="17.916cm" svg:y="12.954cm">
          <draw:text-box>
            <text:p text:style-name="P1"><text:span text:style-name="T1">B</text:span><text:span text:style-name="T2">i+2</text:span></text:p>
          </draw:text-box>
        </draw:frame>
        <draw:line draw:style-name="gr3" draw:text-style-name="P4" draw:layer="layout" svg:x1="16.122cm" svg:y1="12.192cm" svg:x2="16.138cm" svg:y2="12.954cm">
          <text:p/>
        </draw:line>
        <draw:line draw:style-name="gr3" draw:text-style-name="P4" draw:layer="layout" svg:x1="18.916cm" svg:y1="12.192cm" svg:x2="18.932cm" svg:y2="12.954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2-07-19T11:31:18.611195177</dc:date>
    <meta:editing-duration>PT24M2S</meta:editing-duration>
    <meta:editing-cycles>18</meta:editing-cycles>
    <meta:generator>LibreOffice/6.4.7.2$Linux_X86_64 LibreOffice_project/40$Build-2</meta:generator>
    <meta:document-statistic meta:object-count="43"/>
  </office:meta>
</office:document-meta>
</file>